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text-properties style:font-name="serif" fo:font-size="9.75pt" fo:font-weight="bold" style:font-weight-asian="bold" style:font-weight-complex="bold"/>
    </style:style>
    <style:style style:name="P4" style:family="paragraph" style:parent-style-name="Standard" style:list-style-name="L2">
      <style:text-properties style:font-name="serif" fo:font-size="9.75pt"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break-before="page"/>
    </style:style>
    <style:style style:name="T1" style:family="text">
      <style:text-properties fo:font-weight="normal" style:font-weight-asian="normal" style:font-weight-complex="normal"/>
    </style:style>
    <style:style style:name="T2" style:family="text">
      <style:text-properties style:font-name="serif" fo:font-size="9.75pt" fo:font-weight="normal" style:font-weight-asian="normal" style:font-weight-complex="normal"/>
    </style:style>
    <style:style style:name="T3"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Zimmerer</text:p>
      <text:p text:style-name="P1"><text:tab/>Daniel Jennings</text:p>
      <text:p text:style-name="P1">Lab1</text:p>
      <text:p text:style-name="P1">RTOS Spring 2013</text:p>
      <text:p text:style-name="Standard"><text:span text:style-name="T3"/></text:p>
      <text:p text:style-name="Standard"><text:span text:style-name="T3"/></text:p>
      <text:p text:style-name="P2"><text:span text:style-name="T3">Questions</text:span></text:p>
      <text:list xml:id="list561383428" text:style-name="L2">
        <text:list-item>
          <text:p text:style-name="P4">What rate did you set your tick interrupt to? Why? Is there a rate that would not be suitable to ensure proper operation of your program? (you can test out different rates with your program to observe the behavior)</text:p>
        </text:list-item>
      </text:list>
      <text:p text:style-name="P3"><text:tab/><text:tab/><text:span text:style-name="T1">We left configTICK_RATE_HZ defined as 500Hz. A broad range of rates will cause improper operation of the program. For instance, if we up the rate closer to F_CPU, the scheduler will be starving CPU resources as it works more often than it should. Conversely, if we lower the tick rate closer to 0, our frequencies will begin to deviate from the desired values until at no interrupts, there is not change on the LED states.</text:span></text:p>
      <text:p text:style-name="P3"/>
      <text:list xml:id="list150168652" text:continue-numbering="true" text:style-name="L2">
        <text:list-item>
          <text:p text:style-name="P4">Why does FreeRTOSConfig.h allow you to include or exclude API functions in your RTOS?</text:p>
        </text:list-item>
      </text:list>
      <text:p text:style-name="P3"><text:tab/><text:tab/><text:span text:style-name="T1">This is so that the developer can have control over the size of the output .hex file. If the .hex file that is to be loaded onto target is too large for the target's memory bank, The target will not work properly.</text:span></text:p>
      <text:p text:style-name="P3"/>
      <text:p text:style-name="P3">Conclusion (Matt Zimmerer)</text:p>
      <text:p text:style-name="P5"><text:span text:style-name="T2"/></text:p>
      <text:p text:style-name="P3">Conclusion (Danny Jennings)</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meta:initial-creator>
    <meta:creation-date>2013-04-09T21:44:16</meta:creation-date>
    <dc:date>2013-04-15T20:41:39</dc:date>
    <dc:creator>Matt </dc:creator>
    <meta:editing-duration>PT45S</meta:editing-duration>
    <meta:editing-cycles>3</meta:editing-cycles>
    <meta:generator>LibreOffice/3.5$Linux_x86 LibreOffice_project/350m1$Build-2</meta:generator>
    <meta:document-statistic meta:table-count="0" meta:image-count="0" meta:object-count="0" meta:page-count="2" meta:paragraph-count="11" meta:word-count="187" meta:character-count="1057" meta:non-whitespace-character-count="874"/>
  </office:meta>
</office:document-meta>
</file>